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000000224A85250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5cm" fo:min-width="6.42cm"/>
    </style:style>
    <style:style style:name="gr3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2.7cm" fo:min-width="6.7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3cm" fo:min-width="12.2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1.25cm" fo:min-width="12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638cm" svg:height="11.699cm" svg:x="0.362cm" svg:y="0.001cm">
          <draw:image xlink:href="Pictures/100002010000025000000224A8525032.png" xlink:type="simple" xlink:show="embed" xlink:actuate="onLoad">
            <text:p/>
          </draw:image>
        </draw:frame>
        <draw:frame draw:style-name="gr2" draw:text-style-name="P2" draw:layer="layout" svg:width="4.32cm" svg:height="1.4cm" svg:x="8.78cm" svg:y="2.3cm">
          <draw:text-box>
            <text:p><text:span text:style-name="T1">File and import configuration</text:span></text:p>
          </draw:text-box>
        </draw:frame>
        <draw:frame draw:style-name="gr2" draw:text-style-name="P2" draw:layer="layout" svg:width="4.32cm" svg:height="0.9cm" svg:x="2.28cm" svg:y="4.7cm">
          <draw:text-box>
            <text:p><text:span text:style-name="T1">Import button</text:span></text:p>
          </draw:text-box>
        </draw:frame>
        <draw:frame draw:style-name="gr2" draw:text-style-name="P2" draw:layer="layout" svg:width="3.82cm" svg:height="0.9cm" svg:x="9.18cm" svg:y="4.3cm">
          <draw:text-box>
            <text:p><text:span text:style-name="T1">Import result</text:span></text:p>
          </draw:text-box>
        </draw:frame>
        <draw:custom-shape draw:style-name="gr3" draw:text-style-name="P1" draw:layer="layout" svg:width="7.3cm" svg:height="3cm" svg:x="0.5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75cm" svg:height="4.6cm" svg:x="0.3cm" svg:y="5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4cm" svg:y1="5.1cm" svg:x2="1.6cm" svg:y2="5.1cm">
          <text:p/>
        </draw:line>
        <draw:line draw:style-name="gr5" draw:text-style-name="P1" draw:layer="layout" svg:x1="8.9cm" svg:y1="3cm" svg:x2="8.1cm" svg:y2="3cm">
          <text:p/>
        </draw:line>
        <draw:line draw:style-name="gr5" draw:text-style-name="P1" draw:layer="layout" svg:x1="11cm" svg:y1="5.1cm" svg:x2="11cm" svg:y2="5.9cm">
          <text:p/>
        </draw:line>
        <draw:custom-shape draw:style-name="gr6" draw:text-style-name="P1" draw:layer="layout" svg:width="13.1cm" svg:height="11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8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20:13:46.571202577</meta:creation-date>
    <dc:date>2018-04-28T11:27:07.099875709</dc:date>
    <dc:creator>dario </dc:creator>
    <meta:editing-duration>PT25M57S</meta:editing-duration>
    <meta:editing-cycles>3</meta:editing-cycles>
    <meta:generator>LibreOffice/4.3.3.2$Linux_X86_64 LibreOffice_project/430m0$Build-2</meta:generator>
    <meta:document-statistic meta:object-count="10"/>
  </office:meta>
</office:document-meta>
</file>